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Standard" style:master-page-name="">
      <style:paragraph-properties fo:text-align="center" style:justify-single-word="false" style:page-number="auto" fo:break-before="page"/>
      <style:text-properties fo:font-size="14pt" style:text-underline-style="none" fo:font-weight="bold" officeooo:paragraph-rsid="001dacc0"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text-underline-style="none" officeooo:paragraph-rsid="001dacc0"/>
    </style:style>
    <style:style style:name="P3"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fo:font-weight="normal" officeooo:rsid="00066fa6" officeooo:paragraph-rsid="002085f9" style:font-weight-asian="normal" style:font-weight-complex="normal"/>
    </style:style>
    <style:style style:name="P4"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fo:font-style="normal" officeooo:rsid="000c9496" officeooo:paragraph-rsid="001dacc0" style:font-style-asian="normal" style:font-style-complex="normal"/>
    </style:style>
    <style:style style:name="P5" style:family="paragraph" style:parent-style-name="Standard">
      <style:paragraph-properties fo:text-align="center" style:justify-single-word="false"/>
      <style:text-properties fo:font-style="normal" style:text-underline-style="none" officeooo:paragraph-rsid="001dacc0" style:font-style-asian="normal" style:font-style-complex="normal"/>
    </style:style>
    <style:style style:name="P6" style:family="paragraph" style:parent-style-name="Standard">
      <style:paragraph-properties fo:text-align="justify" style:justify-single-word="false"/>
      <style:text-properties fo:font-weight="normal" officeooo:rsid="00066fa6" officeooo:paragraph-rsid="001dacc0" style:font-weight-asian="normal" style:font-weight-complex="normal"/>
    </style:style>
    <style:style style:name="P7" style:family="paragraph" style:parent-style-name="Standard">
      <style:paragraph-properties fo:text-align="center" style:justify-single-word="false" fo:break-before="page"/>
      <style:text-properties fo:font-size="14pt" fo:font-style="italic" officeooo:paragraph-rsid="001dacc0" style:font-size-asian="14pt" style:font-style-asian="italic" style:font-size-complex="14pt" style:font-style-complex="italic"/>
    </style:style>
    <style:style style:name="P8" style:family="paragraph" style:parent-style-name="Standard">
      <loext:graphic-properties draw:fill="none"/>
      <style:paragraph-properties fo:margin-left="0cm" fo:margin-right="0cm" fo:text-align="justify" style:justify-single-word="false" fo:text-indent="0.801cm" style:auto-text-indent="false" fo:background-color="transparent"/>
      <style:text-properties officeooo:paragraph-rsid="001dacc0"/>
    </style:style>
    <style:style style:name="P9"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officeooo:rsid="000ca37a" officeooo:paragraph-rsid="001dacc0"/>
    </style:style>
    <style:style style:name="P10"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officeooo:paragraph-rsid="001dacc0"/>
    </style:style>
    <style:style style:name="P11"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officeooo:rsid="00106a55" officeooo:paragraph-rsid="001dacc0"/>
    </style:style>
    <style:style style:name="T1" style:family="text">
      <style:text-properties fo:language="en" fo:country="GB" fo:font-style="italic" officeooo:rsid="001351f0" style:font-style-asian="italic" style:font-style-complex="italic"/>
    </style:style>
    <style:style style:name="T2" style:family="text">
      <style:text-properties fo:language="en" fo:country="GB" officeooo:rsid="001351f0"/>
    </style:style>
    <style:style style:name="T3" style:family="text">
      <style:text-properties fo:language="en" fo:country="GB" officeooo:rsid="002085f9"/>
    </style:style>
    <style:style style:name="T4" style:family="text">
      <style:text-properties fo:language="en" fo:country="GB" officeooo:rsid="0012ec51"/>
    </style:style>
    <style:style style:name="T5" style:family="text">
      <style:text-properties fo:language="en" fo:country="GB" officeooo:rsid="001f7e97"/>
    </style:style>
    <style:style style:name="T6" style:family="text">
      <style:text-properties fo:language="en" fo:country="GB" officeooo:rsid="0007bafa"/>
    </style:style>
    <style:style style:name="T7" style:family="text">
      <style:text-properties fo:language="en" fo:country="GB" officeooo:rsid="0009684b"/>
    </style:style>
    <style:style style:name="T8" style:family="text">
      <style:text-properties fo:language="el" fo:country="GR" officeooo:rsid="0007bafa"/>
    </style:style>
    <style:style style:name="T9" style:family="text">
      <style:text-properties fo:language="en" fo:country="GB" officeooo:rsid="0006f15f"/>
    </style:style>
    <style:style style:name="T10" style:family="text">
      <style:text-properties fo:language="en" fo:country="GB" fo:font-style="italic" style:text-underline-style="none" fo:font-weight="normal" officeooo:rsid="001351f0" style:font-style-asian="italic" style:font-weight-asian="normal" style:font-style-complex="italic" style:font-weight-complex="normal"/>
    </style:style>
    <style:style style:name="T11" style:family="text">
      <style:text-properties fo:language="en" fo:country="GB" fo:font-style="normal" style:text-underline-style="none" officeooo:rsid="0012ec51" style:font-style-asian="normal" style:font-style-complex="normal"/>
    </style:style>
    <style:style style:name="T12" style:family="text">
      <style:text-properties fo:language="en" fo:country="GB" fo:font-weight="bold" officeooo:rsid="0012ec51" style:font-weight-asian="bold" style:font-weight-complex="bold"/>
    </style:style>
    <style:style style:name="T13" style:family="text">
      <style:text-properties fo:language="en" fo:country="GB" fo:font-style="normal" fo:font-weight="normal" officeooo:rsid="0008b39b" style:font-style-asian="normal" style:font-weight-asian="normal" style:font-style-complex="normal" style:font-weight-complex="normal"/>
    </style:style>
    <style:style style:name="T14" style:family="text">
      <style:text-properties fo:language="en" fo:country="GB" fo:font-style="normal" fo:font-weight="normal" style:font-style-asian="normal" style:font-weight-asian="normal" style:font-style-complex="normal" style:font-weight-complex="normal"/>
    </style:style>
    <style:style style:name="T15" style:family="text">
      <style:text-properties fo:language="en" fo:country="GB" fo:font-style="italic" fo:font-weight="bold" style:font-style-asian="italic" style:font-weight-asian="bold" style:font-style-complex="italic" style:font-weight-complex="bold"/>
    </style:style>
    <style:style style:name="T16" style:family="text">
      <style:text-properties fo:language="en" fo:country="GB" fo:font-style="normal" fo:font-weight="normal" officeooo:rsid="000dd0a8" style:font-style-asian="normal" style:font-weight-asian="normal" style:font-style-complex="normal" style:font-weight-complex="normal"/>
    </style:style>
    <style:style style:name="T17" style:family="text">
      <style:text-properties fo:language="en" fo:country="GB" fo:font-style="italic" fo:font-weight="bold" officeooo:rsid="000dd0a8" style:font-style-asian="italic" style:font-weight-asian="bold" style:font-style-complex="italic" style:font-weight-complex="bold"/>
    </style:style>
    <style:style style:name="T18" style:family="text">
      <style:text-properties fo:language="el" fo:country="GR" fo:font-style="italic" fo:font-weight="bold" officeooo:rsid="000dd0a8" style:font-style-asian="italic" style:font-weight-asian="bold" style:font-style-complex="italic" style:font-weight-complex="bold"/>
    </style:style>
    <style:style style:name="T19" style:family="text">
      <style:text-properties fo:language="el" fo:country="GR" fo:font-style="normal" fo:font-weight="normal" officeooo:rsid="000dd0a8" style:font-style-asian="normal" style:font-weight-asian="normal" style:font-style-complex="normal" style:font-weight-complex="normal"/>
    </style:style>
    <style:style style:name="T20" style:family="text">
      <style:text-properties fo:language="en" fo:country="GB" fo:font-style="normal" fo:font-weight="normal" officeooo:rsid="0012ec51" style:font-style-asian="normal" style:font-weight-asian="normal" style:font-style-complex="normal" style:font-weight-complex="normal"/>
    </style:style>
    <style:style style:name="T21" style:family="text">
      <style:text-properties fo:language="en" fo:country="GB" fo:font-style="italic" fo:font-weight="normal" officeooo:rsid="000dd0a8" style:font-style-asian="italic" style:font-weight-asian="normal" style:font-style-complex="italic" style:font-weight-complex="normal"/>
    </style:style>
    <style:style style:name="T22" style:family="text">
      <style:text-properties fo:language="el" fo:country="GR" fo:font-style="italic" fo:font-weight="normal" officeooo:rsid="000dd0a8" style:font-style-asian="italic" style:font-weight-asian="normal" style:font-style-complex="italic" style:font-weight-complex="normal"/>
    </style:style>
    <style:style style:name="T23" style:family="text">
      <style:text-properties fo:language="en" fo:country="GB" fo:font-style="normal" fo:font-weight="normal" officeooo:rsid="000fcf87" style:font-style-asian="normal" style:font-weight-asian="normal" style:font-style-complex="normal" style:font-weight-complex="normal"/>
    </style:style>
    <style:style style:name="T24" style:family="text">
      <style:text-properties fo:language="en" fo:country="GB" fo:font-style="normal" fo:font-weight="normal" officeooo:rsid="000f48c0" style:font-style-asian="normal" style:font-weight-asian="normal" style:font-style-complex="normal" style:font-weight-complex="normal"/>
    </style:style>
    <style:style style:name="T25" style:family="text">
      <style:text-properties fo:language="el" fo:country="GR" fo:font-style="italic" fo:font-weight="bold" officeooo:rsid="000f48c0" style:font-style-asian="italic" style:font-weight-asian="bold" style:font-style-complex="italic" style:font-weight-complex="bold"/>
    </style:style>
    <style:style style:name="T26" style:family="text">
      <style:text-properties fo:language="el" fo:country="GR" fo:font-style="normal" fo:font-weight="normal" officeooo:rsid="000f48c0" style:font-style-asian="normal" style:font-weight-asian="normal" style:font-style-complex="normal" style:font-weight-complex="normal"/>
    </style:style>
    <style:style style:name="T27" style:family="text">
      <style:text-properties fo:language="en" fo:country="GB" fo:font-weight="normal" officeooo:rsid="0008b39b" style:font-weight-asian="normal" style:font-weight-complex="normal"/>
    </style:style>
    <style:style style:name="T28" style:family="text">
      <style:text-properties fo:language="en" fo:country="GB" fo:font-style="normal" officeooo:rsid="000f48c0" style:font-style-asian="normal" style:font-style-complex="normal"/>
    </style:style>
    <style:style style:name="T29" style:family="text">
      <style:text-properties fo:language="en" fo:country="GB" fo:font-style="italic" officeooo:rsid="000f48c0" style:font-style-asian="italic" style:font-style-complex="italic"/>
    </style:style>
    <style:style style:name="T30" style:family="text">
      <style:text-properties style:text-position="0% 100%" fo:language="en" fo:country="GB" fo:font-style="normal" fo:font-weight="normal" officeooo:rsid="000f48c0" style:font-style-asian="normal" style:font-weight-asian="normal" style:font-style-complex="normal" style:font-weight-complex="normal"/>
    </style:style>
    <style:style style:name="T31" style:family="text">
      <style:text-properties style:text-position="0% 100%" fo:language="en" fo:country="GB" fo:font-style="normal" fo:font-weight="normal" officeooo:rsid="0012ec51" style:font-style-asian="normal" style:font-weight-asian="normal" style:font-style-complex="normal" style:font-weight-complex="normal"/>
    </style:style>
    <style:style style:name="T32" style:family="text">
      <style:text-properties style:text-position="0% 100%" fo:language="el" fo:country="GR" fo:font-style="italic" fo:font-weight="bold" officeooo:rsid="000f48c0" style:font-style-asian="italic" style:font-weight-asian="bold" style:font-style-complex="italic" style:font-weight-complex="bold"/>
    </style:style>
    <style:style style:name="T33" style:family="text">
      <style:text-properties style:text-position="0% 100%" fo:language="el" fo:country="GR" fo:font-style="normal" fo:font-weight="normal" officeooo:rsid="000f48c0" style:font-style-asian="normal" style:font-weight-asian="normal" style:font-style-complex="normal" style:font-weight-complex="normal"/>
    </style:style>
    <style:style style:name="T34" style:family="text">
      <style:text-properties style:text-position="0% 100%" fo:language="en" fo:country="GB" fo:font-style="italic" fo:font-weight="normal" officeooo:rsid="000f48c0" style:font-style-asian="italic" style:font-weight-asian="normal" style:font-style-complex="italic" style:font-weight-complex="normal"/>
    </style:style>
    <style:style style:name="T35" style:family="text">
      <style:text-properties style:text-position="0% 100%" fo:language="en" fo:country="GB" fo:font-style="normal" fo:font-weight="bold" officeooo:rsid="000f48c0" style:font-style-asian="normal" style:font-weight-asian="bold" style:font-style-complex="normal" style:font-weight-complex="bold"/>
    </style:style>
    <style:style style:name="T36" style:family="text">
      <style:text-properties style:text-position="0% 100%" fo:language="en" fo:country="GB" fo:font-style="italic" officeooo:rsid="000f48c0" style:font-style-asian="italic" style:font-style-complex="italic"/>
    </style:style>
    <style:style style:name="T37" style:family="text">
      <style:text-properties style:text-position="0% 100%" fo:language="en" fo:country="GB" fo:font-style="normal" officeooo:rsid="000f48c0" style:font-style-asian="normal" style:font-style-complex="normal"/>
    </style:style>
    <style:style style:name="T38" style:family="text">
      <style:text-properties style:text-position="0% 100%" fo:language="en" fo:country="GB" fo:font-style="normal" fo:font-weight="normal" officeooo:rsid="000fcf87" style:font-style-asian="normal" style:font-weight-asian="normal" style:font-style-complex="normal" style:font-weight-complex="normal"/>
    </style:style>
    <style:style style:name="T39" style:family="text">
      <style:text-properties style:text-position="0% 100%" fo:language="en" fo:country="GB" fo:font-style="italic" fo:font-weight="bold" officeooo:rsid="000f48c0" style:font-style-asian="italic" style:font-weight-asian="bold" style:font-style-complex="italic" style:font-weight-complex="bold"/>
    </style:style>
    <style:style style:name="T40" style:family="text">
      <style:text-properties style:text-position="0% 100%" fo:language="en" fo:country="GB" fo:font-style="normal" officeooo:rsid="000fcf87" style:font-style-asian="normal" style:font-style-complex="normal"/>
    </style:style>
    <style:style style:name="T41" style:family="text">
      <style:text-properties style:text-position="0% 100%" fo:language="en" fo:country="GB" fo:font-style="italic" officeooo:rsid="000fcf87" style:font-style-asian="italic" style:font-style-complex="italic"/>
    </style:style>
    <style:style style:name="T42" style:family="text">
      <style:text-properties style:text-position="0% 100%" fo:language="en" fo:country="GB" fo:font-style="normal" fo:font-weight="normal" officeooo:rsid="000dd0a8" style:font-style-asian="normal" style:font-weight-asian="normal" style:font-style-complex="normal" style:font-weight-complex="normal"/>
    </style:style>
    <style:style style:name="T43" style:family="text">
      <style:text-properties style:text-position="0% 100%" fo:language="el" fo:country="GR" fo:font-style="italic" fo:font-weight="bold" officeooo:rsid="000dd0a8" style:font-style-asian="italic" style:font-weight-asian="bold" style:font-style-complex="italic" style:font-weight-complex="bold"/>
    </style:style>
    <style:style style:name="T44" style:family="text">
      <style:text-properties style:text-position="0% 100%" fo:language="en" fo:country="GB" fo:font-style="italic" fo:font-weight="normal" officeooo:rsid="000dd0a8" style:font-style-asian="italic" style:font-weight-asian="normal" style:font-style-complex="italic" style:font-weight-complex="normal"/>
    </style:style>
    <style:style style:name="T45" style:family="text">
      <style:text-properties style:text-position="0% 100%" fo:language="el" fo:country="GR" fo:font-style="italic" fo:font-weight="normal" officeooo:rsid="000dd0a8" style:font-style-asian="italic" style:font-weight-asian="normal" style:font-style-complex="italic" style:font-weight-complex="normal"/>
    </style:style>
    <style:style style:name="T46" style:family="text">
      <style:text-properties officeooo:rsid="000fcf87"/>
    </style:style>
    <style:style style:name="T47" style:family="text">
      <style:text-properties fo:font-weight="normal" style:font-weight-asian="normal" style:font-weight-complex="normal"/>
    </style:style>
    <style:style style:name="T48" style:family="text">
      <style:text-properties fo:font-weight="normal" officeooo:rsid="000fcf87" style:font-weight-asian="normal" style:font-weight-complex="normal"/>
    </style:style>
    <style:style style:name="T49" style:family="text">
      <style:text-properties officeooo:rsid="00106a55"/>
    </style:style>
    <style:style style:name="T50" style:family="text">
      <style:text-properties fo:language="en" fo:country="GB" fo:font-style="italic" officeooo:rsid="0008b39b" style:font-style-asian="italic" style:font-style-complex="italic"/>
    </style:style>
    <style:style style:name="T51" style:family="text">
      <style:text-properties fo:language="en" fo:country="GB" fo:font-style="normal" officeooo:rsid="0008b39b" style:font-style-asian="normal" style:font-style-complex="normal"/>
    </style:style>
    <style:style style:name="T52" style:family="text">
      <style:text-properties fo:language="en" fo:country="GB" fo:font-style="normal" fo:font-weight="normal" officeooo:rsid="00106a55" style:font-style-asian="normal" style:font-weight-asian="normal" style:font-style-complex="normal" style:font-weight-complex="normal"/>
    </style:style>
    <style:style style:name="T53" style:family="text">
      <style:text-properties fo:font-weight="normal" officeooo:rsid="001f7e97" style:font-weight-asian="normal" style:font-weight-complex="normal"/>
    </style:style>
    <style:style style:name="T54" style:family="text">
      <style:text-properties fo:font-weight="normal" officeooo:rsid="000fde90" style:font-weight-asian="normal" style:font-weight-complex="normal"/>
    </style:style>
    <style:style style:name="T55" style:family="text">
      <style:text-properties officeooo:rsid="000fde90"/>
    </style:style>
    <style:style style:name="T56" style:family="text">
      <style:text-properties fo:font-style="italic" style:font-style-asian="italic" style:font-style-complex="italic"/>
    </style:style>
    <style:style style:name="T57" style:family="text">
      <style:text-properties officeooo:rsid="001f7e97"/>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weight="normal" officeooo:rsid="0012ec51" style:font-weight-asian="normal" style:font-weight-complex="normal"/>
    </style:style>
    <style:style style:name="T60" style:family="text">
      <style:text-properties fo:language="en" fo:country="GB" fo:font-style="normal" fo:font-weight="normal" officeooo:rsid="000fde90" style:font-style-asian="normal" style:font-weight-asian="normal" style:font-style-complex="normal" style:font-weight-complex="normal"/>
    </style:style>
    <style:style style:name="T61" style:family="text">
      <style:text-properties fo:language="en" fo:country="GB" fo:font-style="italic" fo:font-weight="bold" officeooo:rsid="000fde90" style:font-style-asian="italic" style:font-weight-asian="bold" style:font-style-complex="italic" style:font-weight-complex="bold"/>
    </style:style>
    <style:style style:name="T62" style:family="text">
      <style:text-properties fo:font-style="italic" fo:font-weight="normal" officeooo:rsid="000fde90" style:font-style-asian="italic" style:font-weight-asian="normal" style:font-style-complex="italic" style:font-weight-complex="normal"/>
    </style:style>
    <style:style style:name="T63" style:family="text">
      <style:text-properties style:text-position="0% 100%" fo:language="en" fo:country="GB" fo:font-style="normal" fo:font-weight="normal" officeooo:rsid="000fde90" style:font-style-asian="normal" style:font-weight-asian="normal" style:font-style-complex="normal" style:font-weight-complex="normal"/>
    </style:style>
    <style:style style:name="T64" style:family="text">
      <style:text-properties style:text-position="0% 100%" fo:language="en" fo:country="GB" fo:font-style="italic" fo:font-weight="bold" officeooo:rsid="000fde90" style:font-style-asian="italic" style:font-weight-asian="bold" style:font-style-complex="italic" style:font-weight-complex="bold"/>
    </style:style>
    <style:style style:name="T65" style:family="text">
      <style:text-properties style:text-position="0% 100%" fo:language="en" fo:country="GB" fo:font-style="normal" fo:font-weight="normal" officeooo:rsid="00106a55" style:font-style-asian="normal" style:font-weight-asian="normal" style:font-style-complex="normal" style:font-weight-complex="normal"/>
    </style:style>
    <style:style style:name="T66" style:family="text">
      <style:text-properties style:text-position="0% 100%" fo:language="en" fo:country="GB" fo:font-style="italic" officeooo:rsid="00106a55" style:font-style-asian="italic" style:font-style-complex="italic"/>
    </style:style>
    <style:style style:name="T67" style:family="text">
      <style:text-properties officeooo:rsid="0012ec51"/>
    </style:style>
    <style:style style:name="T68" style:family="text">
      <style:text-properties fo:font-weight="normal" officeooo:rsid="00122e67" style:font-weight-asian="normal" style:font-weight-complex="normal"/>
    </style:style>
    <style:style style:name="T69" style:family="text">
      <style:text-properties fo:language="en" fo:country="GB" fo:font-style="normal" fo:font-weight="normal" officeooo:rsid="00122e67" style:font-style-asian="normal" style:font-weight-asian="normal" style:font-style-complex="normal" style:font-weight-complex="normal"/>
    </style:style>
    <style:style style:name="T70" style:family="text">
      <style:text-properties fo:language="en" fo:country="GB" fo:font-style="normal" fo:font-weight="normal" officeooo:rsid="001f7e97"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role al centro</text:span></text:p>
      <text:p text:style-name="P2"><text:span text:style-name="T1"/></text:p>
      <text:p text:style-name="P2"><text:span text:style-name="T1"/></text:p>
      <text:p text:style-name="P3"><text:span text:style-name="T2">Diego </text:span><text:span text:style-name="T3">Canali</text:span><text:span text:style-name="T2"> è filologo classico da novembre 2024, ma classicista sin dall’adolescenza. </text:span><text:span text:style-name="T4">Si nutre di sogni </text:span><text:span text:style-name="T5">c</text:span><text:span text:style-name="T4">he trasudano terra, </text:span><text:span text:style-name="T6">acqua fuoco ed aria</text:span><text:span text:style-name="T4">, e professa un idealismo </text:span><text:span text:style-name="T7">pragmatico,</text:span><text:span text:style-name="T4"> claudicante tra materialismo ateo e spiritualismo olistico</text:span><text:span text:style-name="T6">, </text:span><text:span text:style-name="T7">ed altri opposti non per forza binari</text:span><text:span text:style-name="T8">. </text:span><text:span text:style-name="T7">S</text:span><text:span text:style-name="T4">uo <text:s/>pan</text:span><text:span text:style-name="T7">e </text:span><text:span text:style-name="T4">dell’anima sono la </text:span><text:span text:style-name="T9">buona musica </text:span><text:span text:style-name="T4">e gli occhi delle persone sincere.</text:span></text:p>
      <text:p text:style-name="P4"><text:span text:style-name="T2">In una rivista che indaga gli spazi liminali tra uno stadio dell’essere e l’altro, l’impermanenza del reale che si trasforma nel suo flusso, la rubrica </text:span><text:span text:style-name="T10">Parole al centro</text:span><text:span text:style-name="T2"> cerca di presentare la parola ricentrata nelle sue radici profonde, per dischiudere la sua natura di entità mobile ed in continua evoluzione, proprio come l’essere umano, proprio perché strumento umano. Un momentaneo ritorno al centro, alla radice del verbo, come attimo di raccoglimento prima dell’invito a tornare a sperimentare nelle aree periferiche del verbo, in modo nuovo perché consapevole.</text:span></text:p>
      <text:p text:style-name="P5"><text:span text:style-name="T2"/></text:p>
      <text:p text:style-name="P6"><text:span text:style-name="T11"/></text:p>
      <text:p text:style-name="P7"><text:span text:style-name="T12">Parole di luce</text:span></text:p>
      <text:p text:style-name="P8"><text:span text:style-name="T13"/></text:p>
      <text:p text:style-name="P8"><text:span text:style-name="T13"/></text:p>
      <text:p text:style-name="P9"><text:span text:style-name="T13">L</text:span><text:span text:style-name="T14">a parola </text:span><text:span text:style-name="T15">luce</text:span><text:span text:style-name="T14"> deriva dal latino </text:span><text:span text:style-name="T15">lux</text:span><text:span text:style-name="T14">, </text:span><text:span text:style-name="T15">lucis</text:span><text:span text:style-name="T14">, “luce”, </text:span><text:span text:style-name="T16">e a sua volta deriva dalla radice protoindoeuropea </text:span><text:span text:style-name="T17">*lewk-</text:span><text:span text:style-name="T16">, che indica “brillare, essere luminoso”. In greco antico, questa radice protoindoeuropea ha uno sviluppo semantico leggermente diverso, tant’è che l’aggettivo </text:span><text:span text:style-name="T18">λευκός, -ή, -όν</text:span><text:span text:style-name="T19"> </text:span><text:span text:style-name="T20">(</text:span><text:span text:style-name="T21">leuk</text:span><text:span text:style-name="T22">ό</text:span><text:span text:style-name="T21">s, -é, -</text:span><text:span text:style-name="T22">ό</text:span><text:span text:style-name="T21">n</text:span><text:span text:style-name="T20">) indica qualcosa di</text:span><text:span text:style-name="T16"> “</text:span><text:span text:style-name="T23">brillante, splendente, bianco” </text:span><text:span text:style-name="T20">senza tuttavia implicare l’emanare luce</text:span><text:span text:style-name="T16">. </text:span><text:span text:style-name="T24">In greco, </text:span><text:span text:style-name="T20">infatti</text:span><text:span text:style-name="T24">, la parola che propriamente indica la luce è </text:span><text:span text:style-name="T25">φῶς, φωτός</text:span><text:span text:style-name="T26">, </text:span><text:span text:style-name="T24">(</text:span><text:span text:style-name="Emphasis"><text:span text:style-name="T27">phôs, phōtós</text:span></text:span><text:span text:style-name="T24">), ed a sua volta deriva dalla radice protoindoeuropea </text:span><text:span text:style-name="Strong_20_Emphasis"><text:span text:style-name="T28">*</text:span></text:span><text:span text:style-name="Strong_20_Emphasis"><text:span text:style-name="T29">bʰeh</text:span></text:span><text:span text:style-name="Strong_20_Emphasis"><text:span text:style-name="T28">₂-</text:span></text:span><text:span text:style-name="Strong_20_Emphasis"><text:span text:style-name="T24">, di difficile pronuncia in quanto nell’alfabeto italiano non esistono i suoni </text:span></text:span><text:span text:style-name="Strong_20_Emphasis"><text:span text:style-name="T28">*</text:span></text:span><text:span text:style-name="Strong_20_Emphasis"><text:span text:style-name="T29">bʰ</text:span></text:span><text:span text:style-name="Strong_20_Emphasis"><text:span text:style-name="T30"> (dett</text:span></text:span><text:span text:style-name="Strong_20_Emphasis"><text:span text:style-name="T31">o</text:span></text:span><text:span text:style-name="Strong_20_Emphasis"><text:span text:style-name="T30"> occlusiva sonora aspirata, che in greco evolve nella lettera </text:span></text:span><text:span text:style-name="Strong_20_Emphasis"><text:span text:style-name="T32">φ</text:span></text:span><text:span text:style-name="Strong_20_Emphasis"><text:span text:style-name="T33">, “</text:span></text:span><text:span text:style-name="Strong_20_Emphasis"><text:span text:style-name="T34">ph”</text:span></text:span><text:span text:style-name="Strong_20_Emphasis"><text:span text:style-name="T30">) e </text:span></text:span><text:span text:style-name="Strong_20_Emphasis"><text:span text:style-name="T35">*</text:span></text:span><text:span text:style-name="Strong_20_Emphasis"><text:span text:style-name="T36">h</text:span></text:span><text:span text:style-name="Strong_20_Emphasis"><text:span text:style-name="T37">₂</text:span></text:span><text:span text:style-name="Strong_20_Emphasis"><text:span text:style-name="T30"> (una delle tre laringali del protoindoeuropeo, </text:span></text:span><text:span text:style-name="Strong_20_Emphasis"><text:span text:style-name="T38">suoni di tipo</text:span></text:span><text:span text:style-name="Strong_20_Emphasis"><text:span text:style-name="T30"> vocalico andati perduti </text:span></text:span><text:span text:style-name="Strong_20_Emphasis"><text:span text:style-name="T38">nel corso de</text:span></text:span><text:span text:style-name="Strong_20_Emphasis"><text:span text:style-name="T30">lle varie trasformazioni </text:span></text:span><text:span text:style-name="Strong_20_Emphasis"><text:span text:style-name="T38">subite</text:span></text:span><text:span text:style-name="Strong_20_Emphasis"><text:span text:style-name="T30"> nelle diverse lingue indoeurope</text:span></text:span><text:span text:style-name="Strong_20_Emphasis"><text:span text:style-name="T31">e</text:span></text:span><text:span text:style-name="Strong_20_Emphasis"><text:span text:style-name="T30">. In particolare <text:s/></text:span></text:span><text:span text:style-name="Strong_20_Emphasis"><text:span text:style-name="T35">*</text:span></text:span><text:span text:style-name="Strong_20_Emphasis"><text:span text:style-name="T36">h</text:span></text:span><text:span text:style-name="Strong_20_Emphasis"><text:span text:style-name="T37">₂</text:span></text:span><text:span text:style-name="Strong_20_Emphasis"><text:span text:style-name="T30">, aveva un timbro tendente alla vocale italiana </text:span></text:span><text:span text:style-name="Strong_20_Emphasis"><text:span text:style-name="T39">a</text:span></text:span><text:span text:style-name="Strong_20_Emphasis"><text:span text:style-name="T30">, tant’è che anche in greco tendeva a risolversi nella lettera </text:span></text:span><text:span text:style-name="Strong_20_Emphasis"><text:span text:style-name="T32">α</text:span></text:span><text:span text:style-name="Strong_20_Emphasis"><text:span text:style-name="T33"> “</text:span></text:span><text:span text:style-name="Strong_20_Emphasis"><text:span text:style-name="T34">alpha</text:span></text:span><text:span text:style-name="Strong_20_Emphasis"><text:span text:style-name="T30">”, come nella parola </text:span></text:span><text:span text:style-name="Strong_20_Emphasis"><text:span text:style-name="T32">φαίνω</text:span></text:span><text:span text:style-name="Strong_20_Emphasis"><text:span text:style-name="T33"> </text:span></text:span><text:span text:style-name="Strong_20_Emphasis"><text:span text:style-name="T30">(</text:span></text:span><text:span text:style-name="Strong_20_Emphasis"><text:span text:style-name="T34">phàino</text:span></text:span><text:span text:style-name="Strong_20_Emphasis"><text:span text:style-name="T30">) “</text:span></text:span><text:span text:style-name="Strong_20_Emphasis"><text:span text:style-name="T38">manifestare, mostrare, portare alla luce</text:span></text:span><text:span text:style-name="Strong_20_Emphasis"><text:span text:style-name="T33">”, </text:span></text:span><text:span text:style-name="Strong_20_Emphasis"><text:span text:style-name="T38">parola anch’essa derivata dalla radice protoindoeuropea </text:span></text:span><text:span text:style-name="Strong_20_Emphasis"><text:span text:style-name="T37">*</text:span></text:span><text:span text:style-name="Strong_20_Emphasis"><text:span text:style-name="T36">bʰeh</text:span></text:span><text:span text:style-name="Strong_20_Emphasis"><text:span text:style-name="T37">₂-</text:span></text:span><text:span text:style-name="Strong_20_Emphasis"><text:span text:style-name="T31">)</text:span></text:span><text:span text:style-name="Strong_20_Emphasis"><text:span text:style-name="T33">.</text:span></text:span></text:p>
      <text:p text:style-name="P10"><text:span text:style-name="Strong_20_Emphasis"><text:span text:style-name="T31">L</text:span></text:span><text:span text:style-name="Strong_20_Emphasis"><text:span text:style-name="T38">a lingua madre protoindoeuropea conosceva </text:span></text:span><text:span text:style-name="Strong_20_Emphasis"><text:span text:style-name="T31">dunque </text:span></text:span><text:span text:style-name="Strong_20_Emphasis"><text:span text:style-name="T38">due radici che indicavano la luce, </text:span></text:span><text:span text:style-name="Strong_20_Emphasis"><text:span text:style-name="T40">*</text:span></text:span><text:span text:style-name="Strong_20_Emphasis"><text:span text:style-name="T41">lewk</text:span></text:span><text:span text:style-name="Strong_20_Emphasis"><text:span text:style-name="T40">-</text:span></text:span><text:span text:style-name="Strong_20_Emphasis"><text:span text:style-name="T38"> e </text:span></text:span><text:span text:style-name="Strong_20_Emphasis"><text:span text:style-name="T40">*</text:span></text:span><text:span text:style-name="Strong_20_Emphasis"><text:span text:style-name="T41">bʰeh</text:span></text:span><text:span text:style-name="Strong_20_Emphasis"><text:span text:style-name="T40">₂-</text:span></text:span><text:span text:style-name="Strong_20_Emphasis"><text:span text:style-name="T38">. La prima ha trovato esito in greco antico in parole come </text:span></text:span><text:span text:style-name="Strong_20_Emphasis"><text:span text:style-name="T42">l’aggettivo </text:span></text:span><text:span text:style-name="Strong_20_Emphasis"><text:span text:style-name="T43">λευκός, -ή, -όν </text:span></text:span><text:span text:style-name="Strong_20_Emphasis"><text:span text:style-name="T42">(</text:span></text:span><text:span text:style-name="Strong_20_Emphasis"><text:span text:style-name="T44">leuk</text:span></text:span><text:span text:style-name="Strong_20_Emphasis"><text:span text:style-name="T45">ό</text:span></text:span><text:span text:style-name="Strong_20_Emphasis"><text:span text:style-name="T44">s, -é, -</text:span></text:span><text:span text:style-name="Strong_20_Emphasis"><text:span text:style-name="T45">ό</text:span></text:span><text:span text:style-name="Strong_20_Emphasis"><text:span text:style-name="T44">n</text:span></text:span><text:span text:style-name="Strong_20_Emphasis"><text:span text:style-name="T42">), “</text:span></text:span><text:span text:style-name="Strong_20_Emphasis"><text:span text:style-name="T38">brillante, bianco</text:span></text:span><text:span text:style-name="Strong_20_Emphasis"><text:span text:style-name="T42">”, </text:span></text:span><text:span text:style-name="Strong_20_Emphasis"><text:span text:style-name="T38">ad indicare colori come </text:span></text:span>il bianco della pelle, della lana, della neve, del latte, <text:span text:style-name="T46">ma anche o</text:span><text:span text:style-name="Strong_20_Emphasis"><text:span text:style-name="T47">ggetti brillanti o chiari </text:span></text:span><text:span text:style-name="Strong_20_Emphasis"><text:span text:style-name="T48">come</text:span></text:span> vestiti bianchi, cavalli dal manto chiaro, <text:span text:style-name="T46">oppure p</text:span><text:span text:style-name="Strong_20_Emphasis"><text:span text:style-name="T47">urezza e luminosità</text:span></text:span><text:span text:style-name="T47"> </text:span>in senso figurato, <text:span text:style-name="T46">senza indicare però </text:span><text:span text:style-name="Strong_20_Emphasis"><text:span text:style-name="T47">direttamente la luce</text:span></text:span>, ma piuttosto un colore chiaro o brillante. <text:span text:style-name="T46">La seconda invece </text:span><text:span text:style-name="T49">si trova in greco antico nella forma </text:span><text:span text:style-name="Strong_20_Emphasis"><text:span text:style-name="T50">φῶς</text:span></text:span><text:span text:style-name="Strong_20_Emphasis"><text:span text:style-name="T51">, </text:span></text:span><text:span text:style-name="Strong_20_Emphasis"><text:span text:style-name="T50">φωτός</text:span></text:span><text:span text:style-name="T13"> (</text:span><text:span text:style-name="Emphasis"><text:span text:style-name="T27">phôs, phōtós</text:span></text:span><text:span text:style-name="T13">), </text:span><text:span text:style-name="T52">e</text:span><text:span text:style-name="T49"> </text:span><text:span text:style-name="T46">s</text:span>ignifica “<text:span text:style-name="T46">luce” </text:span>nel senso fisico di ciò che illumina. Si riferisce alla<text:span text:style-name="T47"> </text:span><text:span text:style-name="Strong_20_Emphasis"><text:span text:style-name="T47">luce naturale o artificiale</text:span></text:span><text:span text:style-name="T47">, come quella del sole, della luna, del fuoco o di una torci</text:span><text:span text:style-name="T53">a</text:span><text:span text:style-name="T47">. </text:span><text:span text:style-name="T54">P</text:span><text:span text:style-name="T47">uò anche avere un significato figurato di </text:span><text:span text:style-name="Strong_20_Emphasis"><text:span text:style-name="T47">illuminazione, chiarezza, conoscenza, </text:span></text:span><text:span text:style-name="Strong_20_Emphasis"><text:span text:style-name="T54">ma in generale </text:span></text:span><text:span text:style-name="T47">indica qualcosa che </text:span><text:span text:style-name="Strong_20_Emphasis"><text:span text:style-name="T47">emana luce</text:span></text:span><text:span text:style-name="T47"> piuttos</text:span>to che qualcosa che è semplicemente bianco. <text:span text:style-name="T55">La differenza fondamentale fra questi due termini è dunque che se</text:span> <text:span text:style-name="Strong_20_Emphasis"><text:span text:style-name="T56">λευκός</text:span></text:span> indica un colore chiaro o brillante (bianco), ma <text:span text:style-name="T57">senza</text:span> implica<text:span text:style-name="T57">re</text:span> necessariamente l'emissione di luce, <text:span text:style-name="Strong_20_Emphasis"><text:span text:style-name="T56">φῶς</text:span></text:span> indica <text:span text:style-name="T55">invece</text:span> la luce stessa, la fonte luminosa che rende visibili le cose. In <text:span text:style-name="T57">altre parole</text:span>, un oggetto <text:span text:style-name="Strong_20_Emphasis"><text:span text:style-name="T47">può essere </text:span></text:span><text:span text:style-name="Strong_20_Emphasis"><text:span text:style-name="T58">λευκός</text:span></text:span><text:span text:style-name="Strong_20_Emphasis"><text:span text:style-name="T47"> senza emettere </text:span></text:span><text:span text:style-name="Strong_20_Emphasis"><text:span text:style-name="T58">φῶς</text:span></text:span><text:span text:style-name="T47">, ma </text:span><text:span text:style-name="T53">è</text:span><text:span text:style-name="T47"> </text:span><text:span text:style-name="Strong_20_Emphasis"><text:span text:style-name="T58">φῶς</text:span></text:span><text:span text:style-name="Strong_20_Emphasis"><text:span text:style-name="T47"> </text:span></text:span><text:span text:style-name="Strong_20_Emphasis"><text:span text:style-name="T53">a </text:span></text:span><text:span text:style-name="Strong_20_Emphasis"><text:span text:style-name="T47">rende</text:span></text:span><text:span text:style-name="Strong_20_Emphasis"><text:span text:style-name="T53">re</text:span></text:span><text:span text:style-name="Strong_20_Emphasis"><text:span text:style-name="T47"> visibile il </text:span></text:span><text:span text:style-name="Strong_20_Emphasis"><text:span text:style-name="T58">λευκόν</text:span></text:span><text:span text:style-name="T47">.</text:span></text:p>
      <text:p text:style-name="P10"><text:span text:style-name="T54">In latino, invece, gli esiti di queste due radici protoindoeuropeo si sono </text:span><text:span text:style-name="T53">differenziate</text:span><text:span text:style-name="T54"> in </text:span><text:span text:style-name="T53">altro </text:span><text:span text:style-name="T54">modo. </text:span><text:span text:style-name="T59">S</text:span><text:span text:style-name="T54">e </text:span><text:span text:style-name="T17">*lewk-</text:span><text:span text:style-name="T16"> </text:span><text:span text:style-name="T60">ha dato origine a termini quali</text:span><text:span text:style-name="T61"> lūx, lūcis</text:span><text:span text:style-name="T60">, “luce”, </text:span><text:span text:style-name="T15">lūceo, lūcēre</text:span><text:span text:style-name="T14"> </text:span><text:span text:style-name="T60">“splendere, brillare”,</text:span><text:span text:style-name="T61"> lūmen, lūminis </text:span><text:span text:style-name="T60">“luce, fonte di luce”, e dunque specializzandosi nel campo semantico della luce e della luminosità,</text:span><text:span text:style-name="T62"> <text:s/></text:span><text:span text:style-name="Strong_20_Emphasis"><text:span text:style-name="T37">*</text:span></text:span><text:span text:style-name="Strong_20_Emphasis"><text:span text:style-name="T36">bʰeh</text:span></text:span><text:span text:style-name="Strong_20_Emphasis"><text:span text:style-name="T37">₂-</text:span></text:span><text:span text:style-name="Strong_20_Emphasis"><text:span text:style-name="T30"> </text:span></text:span><text:span text:style-name="Strong_20_Emphasis"><text:span text:style-name="T63">invece ha trovato veste in parole quali </text:span></text:span><text:span text:style-name="Strong_20_Emphasis"><text:span text:style-name="T64">(for), fāris, fātus sum, fāri</text:span></text:span><text:span text:style-name="Strong_20_Emphasis"><text:span text:style-name="T63"> “parlare, dire”, riflette</text:span></text:span><text:span text:style-name="Strong_20_Emphasis"><text:span text:style-name="T65">ndo</text:span></text:span><text:span text:style-name="Strong_20_Emphasis"><text:span text:style-name="T63"> l'idea di "far apparire con la voce”, </text:span></text:span><text:span text:style-name="Strong_20_Emphasis"><text:span text:style-name="T65">oppure </text:span></text:span><text:span text:style-name="Strong_20_Emphasis"><text:span text:style-name="T66">fāma</text:span></text:span><text:span text:style-name="Strong_20_Emphasis"><text:span text:style-name="T65"> “fama, reputazione” e dunque “qualcosa che viene detto e quindi reso noto”, ma anche </text:span></text:span><text:span text:style-name="Strong_20_Emphasis"><text:span text:style-name="T56">fātum</text:span></text:span> "destino" <text:span text:style-name="T49">nel senso di “</text:span>ciò che è detto (oracolarmente)”, <text:span text:style-name="T49">specializzandosi in quelle parole che indicano il mostrare, il parlare, il rivelare</text:span>. </text:p>
      <text:p text:style-name="P11">Pensiamo ora ai corpi celesti, al Sole ed alla Luna. Essi rispecchiano piuttosto bene questa originaria divisione dei compiti rispetto al concetto di luce <text:span text:style-name="T67">nel</text:span>le due radici protoindoeuropee. Sole <text:span text:style-name="T67">è come</text:span> <text:span text:style-name="Strong_20_Emphasis">*</text:span><text:span text:style-name="Strong_20_Emphasis"><text:span text:style-name="T56">bʰeh</text:span></text:span><text:span text:style-name="Strong_20_Emphasis">₂-</text:span><text:span text:style-name="Strong_20_Emphasis"><text:span text:style-name="T47">, fonte di una luce emanata da un centro verso l’esterno, </text:span></text:span><text:span text:style-name="Strong_20_Emphasis"><text:span text:style-name="T68">che</text:span></text:span><text:span text:style-name="Strong_20_Emphasis"><text:span text:style-name="T47"> colpisce </text:span></text:span><text:span text:style-name="Strong_20_Emphasis"><text:span text:style-name="T68">ed</text:span></text:span><text:span text:style-name="Strong_20_Emphasis"><text:span text:style-name="T47"> illumina, rende chiar</text:span></text:span><text:span text:style-name="Strong_20_Emphasis"><text:span text:style-name="T68">o</text:span></text:span><text:span text:style-name="Strong_20_Emphasis"><text:span text:style-name="T47">, brillant</text:span></text:span><text:span text:style-name="Strong_20_Emphasis"><text:span text:style-name="T68">e</text:span></text:span><text:span text:style-name="Strong_20_Emphasis"><text:span text:style-name="T47">, visibil</text:span></text:span><text:span text:style-name="Strong_20_Emphasis"><text:span text:style-name="T68">e, o acceca.</text:span></text:span><text:span text:style-name="Strong_20_Emphasis"><text:span text:style-name="T47"> Luna invece è </text:span></text:span><text:span text:style-name="Strong_20_Emphasis"><text:span text:style-name="T59">come </text:span></text:span><text:span text:style-name="Strong_20_Emphasis"><text:span text:style-name="T17">*lewk-</text:span></text:span><text:span text:style-name="Strong_20_Emphasis"><text:span text:style-name="T16">, </text:span></text:span><text:span text:style-name="Strong_20_Emphasis"><text:span text:style-name="T69">un corpo chiaro perchè illuminato da luce esterna, </text:span></text:span><text:span text:style-name="Strong_20_Emphasis"><text:span text:style-name="T20">ma</text:span></text:span><text:span text:style-name="Strong_20_Emphasis"><text:span text:style-name="T69"> che </text:span></text:span><text:span text:style-name="Strong_20_Emphasis"><text:span text:style-name="T20">nel suo</text:span></text:span><text:span text:style-name="Strong_20_Emphasis"><text:span text:style-name="T69"> mostra</text:span></text:span><text:span text:style-name="Strong_20_Emphasis"><text:span text:style-name="T20">rsi</text:span></text:span><text:span text:style-name="Strong_20_Emphasis"><text:span text:style-name="T69"> </text:span></text:span><text:span text:style-name="Strong_20_Emphasis"><text:span text:style-name="T20">e</text:span></text:span><text:span text:style-name="Strong_20_Emphasis"><text:span text:style-name="T69"> nasconde</text:span></text:span><text:span text:style-name="Strong_20_Emphasis"><text:span text:style-name="T20">rsi</text:span></text:span><text:span text:style-name="Strong_20_Emphasis"><text:span text:style-name="T69"> ciclicamente, insegna che non è sano nutrirsi ininterrottamente di luce, ch</text:span></text:span><text:span text:style-name="Strong_20_Emphasis"><text:span text:style-name="T70">é può</text:span></text:span><text:span text:style-name="Strong_20_Emphasis"><text:span text:style-name="T69"> acceca</text:span></text:span><text:span text:style-name="Strong_20_Emphasis"><text:span text:style-name="T70">re</text:span></text:span><text:span text:style-name="Strong_20_Emphasis"><text:span text:style-name="T69">, ma è invece </text:span></text:span><text:span text:style-name="Strong_20_Emphasis"><text:span text:style-name="T20">saggio</text:span></text:span><text:span text:style-name="Strong_20_Emphasis"><text:span text:style-name="T69"> giocar</text:span></text:span><text:span text:style-name="Strong_20_Emphasis"><text:span text:style-name="T20">e</text:span></text:span><text:span text:style-name="Strong_20_Emphasis"><text:span text:style-name="T69"> un po’ alla volta, in un ciclo continuo di luce ed ombra, apertura e chiusura, estroversione ed introversione, pieno e vuoto, </text:span></text:span><text:span text:style-name="Strong_20_Emphasis"><text:span text:style-name="T20">parola</text:span></text:span><text:span text:style-name="Strong_20_Emphasis"><text:span text:style-name="T69"> e silenzio. Nel mezzo ci sono le sfumature, le fasi lunar</text:span></text:span><text:span text:style-name="Strong_20_Emphasis"><text:span text:style-name="T20">i</text:span></text:span><text:span text:style-name="Strong_20_Emphasis"><text:span text:style-name="T69">, così come quelle umane, che calano e crescono tra il chiarore di illuminazioni epifaniche ed il buio del baratro che sta dentro ognuno di noi. </text:span></text:span></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1T14:27:14.127000000</meta:creation-date>
    <meta:print-date>2025-02-11T14:34:31.523000000</meta:print-date>
    <meta:printed-by>PDF files</meta:printed-by>
    <dc:date>2025-02-11T14:50:56.131000000</dc:date>
    <meta:editing-duration>PT16M23S</meta:editing-duration>
    <meta:editing-cycles>3</meta:editing-cycles>
    <meta:generator>LibreOffice/24.8.4.2$Windows_X86_64 LibreOffice_project/bb3cfa12c7b1bf994ecc5649a80400d06cd71002</meta:generator>
    <meta:document-statistic meta:table-count="0" meta:image-count="0" meta:object-count="0" meta:page-count="2" meta:paragraph-count="8" meta:word-count="794" meta:character-count="5044" meta:non-whitespace-character-count="4266"/>
  </office:meta>
</office:document-meta>
</file>